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ec7" officeooo:paragraph-rsid="00141ec7"/>
    </style:style>
    <style:style style:name="P2" style:family="paragraph" style:parent-style-name="Standard">
      <style:text-properties officeooo:rsid="00141ec7" officeooo:paragraph-rsid="00144ec3"/>
    </style:style>
    <style:style style:name="P3" style:family="paragraph" style:parent-style-name="Standard">
      <style:text-properties officeooo:rsid="00144ec3" officeooo:paragraph-rsid="00144ec3"/>
    </style:style>
    <style:style style:name="P4" style:family="paragraph" style:parent-style-name="Standard">
      <style:text-properties officeooo:rsid="00141ec7" officeooo:paragraph-rsid="0017583d"/>
    </style:style>
    <style:style style:name="P5" style:family="paragraph" style:parent-style-name="Standard" style:list-style-name="L1">
      <style:text-properties officeooo:rsid="0017583d" officeooo:paragraph-rsid="0017583d"/>
    </style:style>
    <style:style style:name="P6" style:family="paragraph" style:parent-style-name="Standard">
      <style:text-properties officeooo:rsid="0017583d" officeooo:paragraph-rsid="0017583d"/>
    </style:style>
    <style:style style:name="P7" style:family="paragraph" style:parent-style-name="Standard" style:list-style-name="L1">
      <style:text-properties officeooo:rsid="0018c966" officeooo:paragraph-rsid="0018c966"/>
    </style:style>
    <style:style style:name="P8" style:family="paragraph" style:parent-style-name="Standard" style:list-style-name="L1">
      <style:text-properties officeooo:rsid="0018ed33" officeooo:paragraph-rsid="0018ed33"/>
    </style:style>
    <style:style style:name="P9" style:family="paragraph" style:parent-style-name="Standard" style:list-style-name="L1">
      <style:text-properties officeooo:rsid="001955ff" officeooo:paragraph-rsid="001955ff"/>
    </style:style>
    <style:style style:name="P10" style:family="paragraph" style:parent-style-name="Standard" style:list-style-name="L1">
      <style:text-properties officeooo:rsid="001b8521" officeooo:paragraph-rsid="001b8521"/>
    </style:style>
    <style:style style:name="P11" style:family="paragraph" style:parent-style-name="Standard" style:list-style-name="L1">
      <style:text-properties officeooo:rsid="001ccd1a" officeooo:paragraph-rsid="001ccd1a"/>
    </style:style>
    <style:style style:name="T1" style:family="text">
      <style:text-properties officeooo:rsid="0017583d"/>
    </style:style>
    <style:style style:name="T2" style:family="text">
      <style:text-properties officeooo:rsid="001955ff"/>
    </style:style>
    <style:style style:name="T3" style:family="text">
      <style:text-properties officeooo:rsid="0019d0e7"/>
    </style:style>
    <style:style style:name="T4" style:family="text">
      <style:text-properties officeooo:rsid="001af3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as soldadura <text:span text:style-name="T1">TIG</text:span></text:p>
      <text:p text:style-name="P1"/>
      <text:p text:style-name="P3">Mira los siguientes vídeos y responde las preguntas:</text:p>
      <text:p text:style-name="P2"/>
      <text:p text:style-name="P4"><text:a xlink:type="simple" xlink:href="https://youtu.be/VRCLY7Ach_0?si=NBPAZGi4Jq5Z8WP3"><text:span text:style-name="T1">Vídeo curso TIG 1 Apasol</text:span></text:a></text:p>
      <text:p text:style-name="P2"/>
      <text:list xml:id="list5553232631528820917" text:style-name="L1">
        <text:list-item>
          <text:p text:style-name="P5">Identifica los elementos en la zona de soldadura TIG.</text:p>
          <text:p text:style-name="P5"/>
        </text:list-item>
        <text:list-item>
          <text:p text:style-name="P5"><text:span text:style-name="T2">¿</text:span>Qué significa TIG?</text:p>
          <text:p text:style-name="P5"/>
        </text:list-item>
        <text:list-item>
          <text:p text:style-name="P5"><text:span text:style-name="T2">¿</text:span>En qué se parecen y en qué se diferencian las soldaduras TIG y oxiacetilénica?</text:p>
          <text:p text:style-name="P5"/>
        </text:list-item>
        <text:list-item>
          <text:p text:style-name="P5"><text:span text:style-name="T2">¿</text:span>Qué ventajas tiene la soldadura TIG respecto a la oxiacetilénica?</text:p>
          <text:p text:style-name="P5"/>
        </text:list-item>
        <text:list-item>
          <text:p text:style-name="P5"><text:span text:style-name="T2">¿</text:span>Cuáles son los componentes principales del equipo de soldadura TIG?</text:p>
          <text:p text:style-name="P5"/>
        </text:list-item>
        <text:list-item>
          <text:p text:style-name="P7"><text:span text:style-name="T2">¿</text:span>Cómo funciona la antorcha de soldadura TIG y cuáles son sus componentes?</text:p>
          <text:p text:style-name="P7"/>
        </text:list-item>
        <text:list-item>
          <text:p text:style-name="P7">Enuncia los recambios de la antorcha.</text:p>
          <text:p text:style-name="P7"/>
        </text:list-item>
        <text:list-item>
          <text:p text:style-name="P8"><text:span text:style-name="T2">¿</text:span>Qué tipos de <text:span text:style-name="T2">puntas de </text:span>tungesteno existen y cuales son sus características?</text:p>
          <text:p text:style-name="P8"/>
        </text:list-item>
        <text:list-item>
          <text:p text:style-name="P9">¿Cuáles son los diámetros habituales de las puntas de tungsteno?</text:p>
          <text:p text:style-name="P9"/>
        </text:list-item>
        <text:list-item>
          <text:p text:style-name="P9">¿Qué diferencia hay entre un difusor convencional y uno Lens?</text:p>
          <text:p text:style-name="P9"/>
        </text:list-item>
        <text:list-item>
          <text:p text:style-name="P9">¿Cuanto sobresale la punta del tungsteno en un<text:span text:style-name="T3">a antorcha con difusor y buza </text:span>convencional y cuanto en un <text:span text:style-name="T3">equipo con </text:span><text:s/>difusor <text:span text:style-name="T4">y buza </text:span>Lens?</text:p>
        </text:list-item>
        <text:list-item>
          <text:p text:style-name="P9">¿Qué ventaja tiene la buza de cristal <text:span text:style-name="T4">respecto a la cerámica</text:span>?</text:p>
          <text:p text:style-name="P9"/>
        </text:list-item>
        <text:list-item>
          <text:p text:style-name="P10">¿En qué grupos se pueden clasificar lso equipos de soldadura TIG y que diferencia hay entre ellos?</text:p>
          <text:p text:style-name="P10"/>
        </text:list-item>
        <text:list-item>
          <text:p text:style-name="P10">¿Por qué es necesario un equipo de soldadura AC para soldar aluminio?</text:p>
          <text:p text:style-name="P10"/>
        </text:list-item>
        <text:list-item>
          <text:p text:style-name="P11">Indica los pasos a seguir para realizar un cordón de soldadura con un equipo TIG.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4T23:51:02.386674493</meta:creation-date>
    <dc:date>2024-04-17T11:45:57.018512257</dc:date>
    <meta:editing-duration>PT36M57S</meta:editing-duration>
    <meta:editing-cycles>14</meta:editing-cycles>
    <meta:generator>LibreOffice/4.2.8.2$Linux_x86 LibreOffice_project/420m0$Build-2</meta:generator>
    <meta:document-statistic meta:table-count="0" meta:image-count="0" meta:object-count="0" meta:page-count="1" meta:paragraph-count="18" meta:word-count="206" meta:character-count="1176" meta:non-whitespace-character-count="1002"/>
  </office:meta>
</office:document-meta>
</file>